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d1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1.81680555555556cm" style:use-optimal-column-width="true"/>
    </style:style>
    <style:style style:name="co3" style:family="table-column">
      <style:table-column-properties fo:break-before="auto" style:column-width="2.13430555555556cm" style:use-optimal-column-width="true"/>
    </style:style>
    <style:style style:name="co4" style:family="table-column">
      <style:table-column-properties fo:break-before="auto" style:column-width="2.02847222222222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2.83986111111111cm" style:use-optimal-column-width="true"/>
    </style:style>
    <style:style style:name="co7" style:family="table-column">
      <style:table-column-properties fo:break-before="auto" style:column-width="1.62277777777778cm" style:use-optimal-column-width="true"/>
    </style:style>
    <style:style style:name="co8" style:family="table-column">
      <style:table-column-properties fo:break-before="auto" style:column-width="2.61055555555556cm" style:use-optimal-column-width="true"/>
    </style:style>
    <style:style style:name="co9" style:family="table-column">
      <style:table-column-properties fo:break-before="auto" style:column-width="2.75166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Flavor type</text:p>
          </table:table-cell>
          <table:table-cell office:value-type="string" table:style-name="ce2">
            <text:p>Qty</text:p>
          </table:table-cell>
          <table:table-cell office:value-type="string" table:style-name="ce3">
            <text:p>Unit Price</text:p>
          </table:table-cell>
          <table:table-cell office:value-type="string" table:style-name="ce3">
            <text:p>Total Pri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9</text:p>
          </table:table-cell>
          <table:table-cell office:value-type="float" office:value="45185" table:style-name="ce1">
            <text:p>4518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0" table:style-name="ce1">
            <text:p>20</text:p>
          </table:table-cell>
          <table:table-cell office:value-type="currency" office:value="1.6800000000000002" table:style-name="ce4">
            <text:p>£1.68</text:p>
          </table:table-cell>
          <table:table-cell office:value-type="currency" office:value="33.6" table:style-name="ce4">
            <text:p>£3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8</text:p>
          </table:table-cell>
          <table:table-cell office:value-type="float" office:value="44673" table:style-name="ce1">
            <text:p>446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currency" office:value="1.77" table:style-name="ce4">
            <text:p>£1.77</text:p>
          </table:table-cell>
          <table:table-cell office:value-type="currency" office:value="35.4" table:style-name="ce4">
            <text:p>£3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9</text:p>
          </table:table-cell>
          <table:table-cell office:value-type="float" office:value="44856" table:style-name="ce1">
            <text:p>4485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currency" office:value="1.77" table:style-name="ce4">
            <text:p>£1.77</text:p>
          </table:table-cell>
          <table:table-cell office:value-type="currency" office:value="35.4" table:style-name="ce4">
            <text:p>£3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6</text:p>
          </table:table-cell>
          <table:table-cell office:value-type="float" office:value="44607" table:style-name="ce1">
            <text:p>446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7" table:style-name="ce1">
            <text:p>27</text:p>
          </table:table-cell>
          <table:table-cell office:value-type="currency" office:value="1.35" table:style-name="ce4">
            <text:p>£1.35</text:p>
          </table:table-cell>
          <table:table-cell office:value-type="currency" office:value="36.450000000000003" table:style-name="ce4">
            <text:p>£36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0</text:p>
          </table:table-cell>
          <table:table-cell office:value-type="float" office:value="44589" table:style-name="ce1">
            <text:p>4458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35" table:style-name="ce4">
            <text:p>£1.35</text:p>
          </table:table-cell>
          <table:table-cell office:value-type="currency" office:value="37.800000000000004" table:style-name="ce4">
            <text:p>£37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3</text:p>
          </table:table-cell>
          <table:table-cell office:value-type="float" office:value="44958" table:style-name="ce1">
            <text:p>449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currency" office:value="1.68" table:style-name="ce4">
            <text:p>£1.68</text:p>
          </table:table-cell>
          <table:table-cell office:value-type="currency" office:value="40.32" table:style-name="ce4">
            <text:p>£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9</text:p>
          </table:table-cell>
          <table:table-cell office:value-type="float" office:value="45035" table:style-name="ce1">
            <text:p>450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currency" office:value="1.68" table:style-name="ce4">
            <text:p>£1.68</text:p>
          </table:table-cell>
          <table:table-cell office:value-type="currency" office:value="40.32" table:style-name="ce4">
            <text:p>£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5</text:p>
          </table:table-cell>
          <table:table-cell office:value-type="float" office:value="44604" table:style-name="ce1">
            <text:p>446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3" table:style-name="ce1">
            <text:p>23</text:p>
          </table:table-cell>
          <table:table-cell office:value-type="currency" office:value="1.77" table:style-name="ce4">
            <text:p>£1.77</text:p>
          </table:table-cell>
          <table:table-cell office:value-type="currency" office:value="40.71" table:style-name="ce4">
            <text:p>£40.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4</text:p>
          </table:table-cell>
          <table:table-cell office:value-type="float" office:value="45230" table:style-name="ce1">
            <text:p>452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5" table:style-name="ce1">
            <text:p>25</text:p>
          </table:table-cell>
          <table:table-cell office:value-type="currency" office:value="1.68" table:style-name="ce4">
            <text:p>£1.68</text:p>
          </table:table-cell>
          <table:table-cell office:value-type="currency" office:value="42" table:style-name="ce4">
            <text:p>£42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70DI</text:p>
          </table:table-cell>
          <table:table-cell office:value-type="float" office:value="44781" table:style-name="ce1">
            <text:p>447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4" table:style-name="ce1">
            <text:p>24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42.48" table:style-name="ce4">
            <text:p>£42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7</text:p>
          </table:table-cell>
          <table:table-cell office:value-type="float" office:value="45209" table:style-name="ce1">
            <text:p>452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" table:style-name="ce1">
            <text:p>23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43.01" table:style-name="ce4">
            <text:p>£43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2</text:p>
          </table:table-cell>
          <table:table-cell office:value-type="float" office:value="45134" table:style-name="ce1">
            <text:p>451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0" table:style-name="ce1">
            <text:p>20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43.6" table:style-name="ce4">
            <text:p>£4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4</text:p>
          </table:table-cell>
          <table:table-cell office:value-type="float" office:value="44691" table:style-name="ce1">
            <text:p>4469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currency" office:value="1.77" table:style-name="ce4">
            <text:p>£1.77</text:p>
          </table:table-cell>
          <table:table-cell office:value-type="currency" office:value="44.25" table:style-name="ce4">
            <text:p>£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4</text:p>
          </table:table-cell>
          <table:table-cell office:value-type="float" office:value="45170" table:style-name="ce1">
            <text:p>451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currency" office:value="1.77" table:style-name="ce4">
            <text:p>£1.77</text:p>
          </table:table-cell>
          <table:table-cell office:value-type="currency" office:value="44.25" table:style-name="ce4">
            <text:p>£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5</text:p>
          </table:table-cell>
          <table:table-cell office:value-type="float" office:value="45233" table:style-name="ce1">
            <text:p>4523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" table:style-name="ce1">
            <text:p>24</text:p>
          </table:table-cell>
          <table:table-cell office:value-type="currency" office:value="1.87" table:style-name="ce4">
            <text:p>£1.87</text:p>
          </table:table-cell>
          <table:table-cell office:value-type="currency" office:value="44.88" table:style-name="ce4">
            <text:p>£44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5</text:p>
          </table:table-cell>
          <table:table-cell office:value-type="float" office:value="44664" table:style-name="ce1">
            <text:p>446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68" table:style-name="ce4">
            <text:p>£1.68</text:p>
          </table:table-cell>
          <table:table-cell office:value-type="currency" office:value="47.04" table:style-name="ce4">
            <text:p>£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9</text:p>
          </table:table-cell>
          <table:table-cell office:value-type="float" office:value="44736" table:style-name="ce1">
            <text:p>4473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currency" office:value="1.68" table:style-name="ce4">
            <text:p>£1.68</text:p>
          </table:table-cell>
          <table:table-cell office:value-type="currency" office:value="47.04" table:style-name="ce4">
            <text:p>£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1</text:p>
          </table:table-cell>
          <table:table-cell office:value-type="float" office:value="44892" table:style-name="ce1">
            <text:p>4489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currency" office:value="1.68" table:style-name="ce4">
            <text:p>£1.68</text:p>
          </table:table-cell>
          <table:table-cell office:value-type="currency" office:value="48.72" table:style-name="ce4">
            <text:p>£48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9</text:p>
          </table:table-cell>
          <table:table-cell office:value-type="float" office:value="44916" table:style-name="ce1">
            <text:p>4491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currency" office:value="1.68" table:style-name="ce4">
            <text:p>£1.68</text:p>
          </table:table-cell>
          <table:table-cell office:value-type="currency" office:value="48.72" table:style-name="ce4">
            <text:p>£48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9</text:p>
          </table:table-cell>
          <table:table-cell office:value-type="float" office:value="45125" table:style-name="ce1">
            <text:p>451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22" table:style-name="ce1">
            <text:p>22</text:p>
          </table:table-cell>
          <table:table-cell office:value-type="currency" office:value="2.27" table:style-name="ce4">
            <text:p>£2.27</text:p>
          </table:table-cell>
          <table:table-cell office:value-type="currency" office:value="49.94" table:style-name="ce4">
            <text:p>£49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0</text:p>
          </table:table-cell>
          <table:table-cell office:value-type="float" office:value="44769" table:style-name="ce1">
            <text:p>4476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1" table:style-name="ce1">
            <text:p>31</text:p>
          </table:table-cell>
          <table:table-cell office:value-type="currency" office:value="1.68" table:style-name="ce4">
            <text:p>£1.68</text:p>
          </table:table-cell>
          <table:table-cell office:value-type="currency" office:value="52.08" table:style-name="ce4">
            <text:p>£52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0</text:p>
          </table:table-cell>
          <table:table-cell office:value-type="float" office:value="44889" table:style-name="ce1">
            <text:p>448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currency" office:value="1.77" table:style-name="ce4">
            <text:p>£1.77</text:p>
          </table:table-cell>
          <table:table-cell office:value-type="currency" office:value="53.1" table:style-name="ce4">
            <text:p>£53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8</text:p>
          </table:table-cell>
          <table:table-cell office:value-type="float" office:value="45182" table:style-name="ce1">
            <text:p>4518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currency" office:value="1.77" table:style-name="ce4">
            <text:p>£1.77</text:p>
          </table:table-cell>
          <table:table-cell office:value-type="currency" office:value="53.1" table:style-name="ce4">
            <text:p>£53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2</text:p>
          </table:table-cell>
          <table:table-cell office:value-type="float" office:value="45194" table:style-name="ce1">
            <text:p>4519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1" table:style-name="ce1">
            <text:p>31</text:p>
          </table:table-cell>
          <table:table-cell office:value-type="currency" office:value="1.77" table:style-name="ce4">
            <text:p>£1.77</text:p>
          </table:table-cell>
          <table:table-cell office:value-type="currency" office:value="54.87" table:style-name="ce4">
            <text:p>£54.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0</text:p>
          </table:table-cell>
          <table:table-cell office:value-type="float" office:value="45008" table:style-name="ce1">
            <text:p>450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3" table:style-name="ce1">
            <text:p>33</text:p>
          </table:table-cell>
          <table:table-cell office:value-type="currency" office:value="1.68" table:style-name="ce4">
            <text:p>£1.68</text:p>
          </table:table-cell>
          <table:table-cell office:value-type="currency" office:value="55.44" table:style-name="ce4">
            <text:p>£55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2</text:p>
          </table:table-cell>
          <table:table-cell office:value-type="float" office:value="44595" table:style-name="ce1">
            <text:p>445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1" table:style-name="ce1">
            <text:p>31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57.97" table:style-name="ce4">
            <text:p>£5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1</text:p>
          </table:table-cell>
          <table:table-cell office:value-type="float" office:value="44562" table:style-name="ce1">
            <text:p>445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3" table:style-name="ce1">
            <text:p>33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58.41" table:style-name="ce4">
            <text:p>£58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9</text:p>
          </table:table-cell>
          <table:table-cell office:value-type="float" office:value="44706" table:style-name="ce1">
            <text:p>447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7" table:style-name="ce1">
            <text:p>27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58.860000000000007" table:style-name="ce4">
            <text:p>£5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0</text:p>
          </table:table-cell>
          <table:table-cell office:value-type="float" office:value="45128" table:style-name="ce1">
            <text:p>451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2" table:style-name="ce1">
            <text:p>32</text:p>
          </table:table-cell>
          <table:table-cell office:value-type="currency" office:value="1.87" table:style-name="ce4">
            <text:p>£1.87</text:p>
          </table:table-cell>
          <table:table-cell office:value-type="currency" office:value="59.84" table:style-name="ce4">
            <text:p>£59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6</text:p>
          </table:table-cell>
          <table:table-cell office:value-type="float" office:value="44967" table:style-name="ce1">
            <text:p>449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currency" office:value="1.77" table:style-name="ce4">
            <text:p>£1.77</text:p>
          </table:table-cell>
          <table:table-cell office:value-type="currency" office:value="60.18" table:style-name="ce4">
            <text:p>£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9</text:p>
          </table:table-cell>
          <table:table-cell office:value-type="float" office:value="45155" table:style-name="ce1">
            <text:p>451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currency" office:value="1.77" table:style-name="ce4">
            <text:p>£1.77</text:p>
          </table:table-cell>
          <table:table-cell office:value-type="currency" office:value="60.18" table:style-name="ce4">
            <text:p>£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4</text:p>
          </table:table-cell>
          <table:table-cell office:value-type="float" office:value="44811" table:style-name="ce1">
            <text:p>4481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8" table:style-name="ce1">
            <text:p>28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61.040000000000006" table:style-name="ce4">
            <text:p>£61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2</text:p>
          </table:table-cell>
          <table:table-cell office:value-type="float" office:value="45224" table:style-name="ce1">
            <text:p>452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5" table:style-name="ce1">
            <text:p>35</text:p>
          </table:table-cell>
          <table:table-cell office:value-type="currency" office:value="1.77" table:style-name="ce4">
            <text:p>£1.77</text:p>
          </table:table-cell>
          <table:table-cell office:value-type="currency" office:value="61.95" table:style-name="ce4">
            <text:p>£61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5</text:p>
          </table:table-cell>
          <table:table-cell office:value-type="float" office:value="44964" table:style-name="ce1">
            <text:p>449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63.58" table:style-name="ce4">
            <text:p>£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0</text:p>
          </table:table-cell>
          <table:table-cell office:value-type="float" office:value="45248" table:style-name="ce1">
            <text:p>4524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63.58" table:style-name="ce4">
            <text:p>£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1</text:p>
          </table:table-cell>
          <table:table-cell office:value-type="float" office:value="44982" table:style-name="ce1">
            <text:p>449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0" table:style-name="ce1">
            <text:p>30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65.400000000000006" table:style-name="ce4">
            <text:p>£65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3</text:p>
          </table:table-cell>
          <table:table-cell office:value-type="float" office:value="45197" table:style-name="ce1">
            <text:p>451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1" table:style-name="ce1">
            <text:p>21</text:p>
          </table:table-cell>
          <table:table-cell office:value-type="currency" office:value="3.1500000000000004" table:style-name="ce4">
            <text:p>£3.15</text:p>
          </table:table-cell>
          <table:table-cell office:value-type="currency" office:value="66.150000000000006" table:style-name="ce4">
            <text:p>£66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6</text:p>
          </table:table-cell>
          <table:table-cell office:value-type="float" office:value="44637" table:style-name="ce1">
            <text:p>4463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8" table:style-name="ce1">
            <text:p>38</text:p>
          </table:table-cell>
          <table:table-cell office:value-type="currency" office:value="1.7700000000000002" table:style-name="ce4">
            <text:p>£1.77</text:p>
          </table:table-cell>
          <table:table-cell office:value-type="currency" office:value="67.260000000000005" table:style-name="ce4">
            <text:p>£67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6</text:p>
          </table:table-cell>
          <table:table-cell office:value-type="float" office:value="44907" table:style-name="ce1">
            <text:p>449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6" table:style-name="ce1">
            <text:p>36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67.319999999999993" table:style-name="ce4">
            <text:p>£67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7</text:p>
          </table:table-cell>
          <table:table-cell office:value-type="float" office:value="44790" table:style-name="ce1">
            <text:p>4479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1" table:style-name="ce1">
            <text:p>31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67.58" table:style-name="ce4">
            <text:p>£67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5</text:p>
          </table:table-cell>
          <table:table-cell office:value-type="float" office:value="44904" table:style-name="ce1">
            <text:p>449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30" table:style-name="ce1">
            <text:p>30</text:p>
          </table:table-cell>
          <table:table-cell office:value-type="currency" office:value="2.27" table:style-name="ce4">
            <text:p>£2.27</text:p>
          </table:table-cell>
          <table:table-cell office:value-type="currency" office:value="68.099999999999994" table:style-name="ce4">
            <text:p>£68.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470DI</text:p>
          </table:table-cell>
          <table:table-cell office:value-type="float" office:value="44996" table:style-name="ce1">
            <text:p>4499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1" table:style-name="ce1">
            <text:p>41</text:p>
          </table:table-cell>
          <table:table-cell office:value-type="currency" office:value="1.68" table:style-name="ce4">
            <text:p>£1.68</text:p>
          </table:table-cell>
          <table:table-cell office:value-type="currency" office:value="68.88" table:style-name="ce4">
            <text:p>£68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3</text:p>
          </table:table-cell>
          <table:table-cell office:value-type="float" office:value="44868" table:style-name="ce1">
            <text:p>448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9" table:style-name="ce1">
            <text:p>39</text:p>
          </table:table-cell>
          <table:table-cell office:value-type="currency" office:value="1.77" table:style-name="ce4">
            <text:p>£1.77</text:p>
          </table:table-cell>
          <table:table-cell office:value-type="currency" office:value="69.03" table:style-name="ce4">
            <text:p>£69.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8</text:p>
          </table:table-cell>
          <table:table-cell office:value-type="float" office:value="45152" table:style-name="ce1">
            <text:p>451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2" table:style-name="ce1">
            <text:p>22</text:p>
          </table:table-cell>
          <table:table-cell office:value-type="currency" office:value="3.15" table:style-name="ce4">
            <text:p>£3.15</text:p>
          </table:table-cell>
          <table:table-cell office:value-type="currency" office:value="69.3" table:style-name="ce4">
            <text:p>£6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3</text:p>
          </table:table-cell>
          <table:table-cell office:value-type="float" office:value="44928" table:style-name="ce1">
            <text:p>449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2" table:style-name="ce1">
            <text:p>32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69.760000000000005" table:style-name="ce4">
            <text:p>£69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5</text:p>
          </table:table-cell>
          <table:table-cell office:value-type="float" office:value="44724" table:style-name="ce1">
            <text:p>447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69.8" table:style-name="ce4">
            <text:p>£6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4</text:p>
          </table:table-cell>
          <table:table-cell office:value-type="float" office:value="45260" table:style-name="ce1">
            <text:p>4526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69.8" table:style-name="ce4">
            <text:p>£6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4</text:p>
          </table:table-cell>
          <table:table-cell office:value-type="float" office:value="44841" table:style-name="ce1">
            <text:p>4484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0" table:style-name="ce1">
            <text:p>40</text:p>
          </table:table-cell>
          <table:table-cell office:value-type="currency" office:value="1.77" table:style-name="ce4">
            <text:p>£1.77</text:p>
          </table:table-cell>
          <table:table-cell office:value-type="currency" office:value="70.8" table:style-name="ce4">
            <text:p>£70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2</text:p>
          </table:table-cell>
          <table:table-cell office:value-type="float" office:value="45104" table:style-name="ce1">
            <text:p>451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8" table:style-name="ce1">
            <text:p>38</text:p>
          </table:table-cell>
          <table:table-cell office:value-type="currency" office:value="1.87" table:style-name="ce4">
            <text:p>£1.87</text:p>
          </table:table-cell>
          <table:table-cell office:value-type="currency" office:value="71.06" table:style-name="ce4">
            <text:p>£71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0</text:p>
          </table:table-cell>
          <table:table-cell office:value-type="float" office:value="45098" table:style-name="ce1">
            <text:p>450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1" table:style-name="ce1">
            <text:p>41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72.569999999999993" table:style-name="ce4">
            <text:p>£72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8</text:p>
          </table:table-cell>
          <table:table-cell office:value-type="float" office:value="44643" table:style-name="ce1">
            <text:p>4464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9" table:style-name="ce1">
            <text:p>39</text:p>
          </table:table-cell>
          <table:table-cell office:value-type="currency" office:value="1.87" table:style-name="ce4">
            <text:p>£1.87</text:p>
          </table:table-cell>
          <table:table-cell office:value-type="currency" office:value="72.930000000000007" table:style-name="ce4">
            <text:p>£7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5</text:p>
          </table:table-cell>
          <table:table-cell office:value-type="float" office:value="44694" table:style-name="ce1">
            <text:p>4469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4">
            <text:p>£3.49</text:p>
          </table:table-cell>
          <table:table-cell office:value-type="currency" office:value="73.290000000000006" table:style-name="ce4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9</text:p>
          </table:table-cell>
          <table:table-cell office:value-type="float" office:value="44796" table:style-name="ce1">
            <text:p>4479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4">
            <text:p>£3.49</text:p>
          </table:table-cell>
          <table:table-cell office:value-type="currency" office:value="73.290000000000006" table:style-name="ce4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7</text:p>
          </table:table-cell>
          <table:table-cell office:value-type="float" office:value="45029" table:style-name="ce1">
            <text:p>4502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currency" office:value="3.49" table:style-name="ce4">
            <text:p>£3.49</text:p>
          </table:table-cell>
          <table:table-cell office:value-type="currency" office:value="73.290000000000006" table:style-name="ce4">
            <text:p>£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0</text:p>
          </table:table-cell>
          <table:table-cell office:value-type="float" office:value="45278" table:style-name="ce1">
            <text:p>4527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4" table:style-name="ce1">
            <text:p>34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74.12" table:style-name="ce4">
            <text:p>£74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4</text:p>
          </table:table-cell>
          <table:table-cell office:value-type="float" office:value="44721" table:style-name="ce1">
            <text:p>4472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2" table:style-name="ce1">
            <text:p>42</text:p>
          </table:table-cell>
          <table:table-cell office:value-type="currency" office:value="1.77" table:style-name="ce4">
            <text:p>£1.77</text:p>
          </table:table-cell>
          <table:table-cell office:value-type="currency" office:value="74.34" table:style-name="ce4">
            <text:p>£74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7</text:p>
          </table:table-cell>
          <table:table-cell office:value-type="float" office:value="45119" table:style-name="ce1">
            <text:p>4511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0" table:style-name="ce1">
            <text:p>40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74.8" table:style-name="ce4">
            <text:p>£74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0</text:p>
          </table:table-cell>
          <table:table-cell office:value-type="float" office:value="45218" table:style-name="ce1">
            <text:p>452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3" table:style-name="ce1">
            <text:p>43</text:p>
          </table:table-cell>
          <table:table-cell office:value-type="currency" office:value="1.77" table:style-name="ce4">
            <text:p>£1.77</text:p>
          </table:table-cell>
          <table:table-cell office:value-type="currency" office:value="76.11" table:style-name="ce4">
            <text:p>£76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4</text:p>
          </table:table-cell>
          <table:table-cell office:value-type="float" office:value="44601" table:style-name="ce1">
            <text:p>446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77.88" table:style-name="ce4">
            <text:p>£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8</text:p>
          </table:table-cell>
          <table:table-cell office:value-type="float" office:value="44913" table:style-name="ce1">
            <text:p>449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77.88" table:style-name="ce4">
            <text:p>£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1</text:p>
          </table:table-cell>
          <table:table-cell office:value-type="float" office:value="44592" table:style-name="ce1">
            <text:p>4459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78.48" table:style-name="ce4">
            <text:p>£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4</text:p>
          </table:table-cell>
          <table:table-cell office:value-type="float" office:value="45020" table:style-name="ce1">
            <text:p>4502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78.48" table:style-name="ce4">
            <text:p>£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8</text:p>
          </table:table-cell>
          <table:table-cell office:value-type="float" office:value="45002" table:style-name="ce1">
            <text:p>4500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7" table:style-name="ce1">
            <text:p>47</text:p>
          </table:table-cell>
          <table:table-cell office:value-type="currency" office:value="1.68" table:style-name="ce4">
            <text:p>£1.68</text:p>
          </table:table-cell>
          <table:table-cell office:value-type="currency" office:value="78.959999999999994" table:style-name="ce4">
            <text:p>£78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3</text:p>
          </table:table-cell>
          <table:table-cell office:value-type="float" office:value="44808" table:style-name="ce1">
            <text:p>448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5" table:style-name="ce1">
            <text:p>45</text:p>
          </table:table-cell>
          <table:table-cell office:value-type="currency" office:value="1.77" table:style-name="ce4">
            <text:p>£1.77</text:p>
          </table:table-cell>
          <table:table-cell office:value-type="currency" office:value="79.650000000000006" table:style-name="ce4">
            <text:p>£79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4</text:p>
          </table:table-cell>
          <table:table-cell office:value-type="float" office:value="44661" table:style-name="ce1">
            <text:p>446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80.27" table:style-name="ce4">
            <text:p>£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1</text:p>
          </table:table-cell>
          <table:table-cell office:value-type="float" office:value="45131" table:style-name="ce1">
            <text:p>451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80.27" table:style-name="ce4">
            <text:p>£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6</text:p>
          </table:table-cell>
          <table:table-cell office:value-type="float" office:value="45116" table:style-name="ce1">
            <text:p>4511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7" table:style-name="ce1">
            <text:p>37</text:p>
          </table:table-cell>
          <table:table-cell office:value-type="currency" office:value="2.1799999999999997" table:style-name="ce4">
            <text:p>£2.18</text:p>
          </table:table-cell>
          <table:table-cell office:value-type="currency" office:value="80.66" table:style-name="ce4">
            <text:p>£80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7</text:p>
          </table:table-cell>
          <table:table-cell office:value-type="float" office:value="44700" table:style-name="ce1">
            <text:p>4470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9" table:style-name="ce1">
            <text:p>49</text:p>
          </table:table-cell>
          <table:table-cell office:value-type="currency" office:value="1.68" table:style-name="ce4">
            <text:p>£1.68</text:p>
          </table:table-cell>
          <table:table-cell office:value-type="currency" office:value="82.32" table:style-name="ce4">
            <text:p>£82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4</text:p>
          </table:table-cell>
          <table:table-cell office:value-type="float" office:value="44901" table:style-name="ce1">
            <text:p>449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currency" office:value="2.84" table:style-name="ce4">
            <text:p>£2.84</text:p>
          </table:table-cell>
          <table:table-cell office:value-type="currency" office:value="82.36" table:style-name="ce4">
            <text:p>£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8</text:p>
          </table:table-cell>
          <table:table-cell office:value-type="float" office:value="44973" table:style-name="ce1">
            <text:p>449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currency" office:value="2.84" table:style-name="ce4">
            <text:p>£2.84</text:p>
          </table:table-cell>
          <table:table-cell office:value-type="currency" office:value="82.36" table:style-name="ce4">
            <text:p>£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5</text:p>
          </table:table-cell>
          <table:table-cell office:value-type="float" office:value="44574" table:style-name="ce1">
            <text:p>445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8" table:style-name="ce1">
            <text:p>38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82.84" table:style-name="ce4">
            <text:p>£8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6</text:p>
          </table:table-cell>
          <table:table-cell office:value-type="float" office:value="44667" table:style-name="ce1">
            <text:p>446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84.96" table:style-name="ce4">
            <text:p>£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8</text:p>
          </table:table-cell>
          <table:table-cell office:value-type="float" office:value="45032" table:style-name="ce1">
            <text:p>450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84.96" table:style-name="ce4">
            <text:p>£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6</text:p>
          </table:table-cell>
          <table:table-cell office:value-type="float" office:value="44817" table:style-name="ce1">
            <text:p>4481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7" table:style-name="ce1">
            <text:p>27</text:p>
          </table:table-cell>
          <table:table-cell office:value-type="currency" office:value="3.15" table:style-name="ce4">
            <text:p>£3.15</text:p>
          </table:table-cell>
          <table:table-cell office:value-type="currency" office:value="85.05" table:style-name="ce4">
            <text:p>£85.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2</text:p>
          </table:table-cell>
          <table:table-cell office:value-type="float" office:value="44625" table:style-name="ce1">
            <text:p>446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0" table:style-name="ce1">
            <text:p>30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85.2" table:style-name="ce4">
            <text:p>£85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0</text:p>
          </table:table-cell>
          <table:table-cell office:value-type="float" office:value="45188" table:style-name="ce1">
            <text:p>4518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9" table:style-name="ce1">
            <text:p>49</text:p>
          </table:table-cell>
          <table:table-cell office:value-type="currency" office:value="1.77" table:style-name="ce4">
            <text:p>£1.77</text:p>
          </table:table-cell>
          <table:table-cell office:value-type="currency" office:value="86.73" table:style-name="ce4">
            <text:p>£86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0</text:p>
          </table:table-cell>
          <table:table-cell office:value-type="float" office:value="44859" table:style-name="ce1">
            <text:p>4485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87.2" table:style-name="ce4">
            <text:p>£8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1</text:p>
          </table:table-cell>
          <table:table-cell office:value-type="float" office:value="45191" table:style-name="ce1">
            <text:p>4519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87.2" table:style-name="ce4">
            <text:p>£8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8</text:p>
          </table:table-cell>
          <table:table-cell office:value-type="float" office:value="45272" table:style-name="ce1">
            <text:p>4527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5" table:style-name="ce1">
            <text:p>25</text:p>
          </table:table-cell>
          <table:table-cell office:value-type="currency" office:value="3.49" table:style-name="ce4">
            <text:p>£3.49</text:p>
          </table:table-cell>
          <table:table-cell office:value-type="currency" office:value="87.25" table:style-name="ce4">
            <text:p>£87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8</text:p>
          </table:table-cell>
          <table:table-cell office:value-type="float" office:value="44583" table:style-name="ce1">
            <text:p>4458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currency" office:value="1.77" table:style-name="ce4">
            <text:p>£1.77</text:p>
          </table:table-cell>
          <table:table-cell office:value-type="currency" office:value="90.27" table:style-name="ce4">
            <text:p>£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2</text:p>
          </table:table-cell>
          <table:table-cell office:value-type="float" office:value="44955" table:style-name="ce1">
            <text:p>4495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currency" office:value="1.77" table:style-name="ce4">
            <text:p>£1.77</text:p>
          </table:table-cell>
          <table:table-cell office:value-type="currency" office:value="90.27" table:style-name="ce4">
            <text:p>£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6</text:p>
          </table:table-cell>
          <table:table-cell office:value-type="float" office:value="45086" table:style-name="ce1">
            <text:p>450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6" table:style-name="ce1">
            <text:p>26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90.74" table:style-name="ce4">
            <text:p>£90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7</text:p>
          </table:table-cell>
          <table:table-cell office:value-type="float" office:value="44880" table:style-name="ce1">
            <text:p>4488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2" table:style-name="ce1">
            <text:p>32</text:p>
          </table:table-cell>
          <table:table-cell office:value-type="currency" office:value="2.84" table:style-name="ce4">
            <text:p>£2.84</text:p>
          </table:table-cell>
          <table:table-cell office:value-type="currency" office:value="90.88" table:style-name="ce4">
            <text:p>£90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5</text:p>
          </table:table-cell>
          <table:table-cell office:value-type="float" office:value="44934" table:style-name="ce1">
            <text:p>4493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9" table:style-name="ce1">
            <text:p>29</text:p>
          </table:table-cell>
          <table:table-cell office:value-type="currency" office:value="3.15" table:style-name="ce4">
            <text:p>£3.15</text:p>
          </table:table-cell>
          <table:table-cell office:value-type="currency" office:value="91.35" table:style-name="ce4">
            <text:p>£91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1</text:p>
          </table:table-cell>
          <table:table-cell office:value-type="float" office:value="44862" table:style-name="ce1">
            <text:p>448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9" table:style-name="ce1">
            <text:p>49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91.63" table:style-name="ce4">
            <text:p>£91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2</text:p>
          </table:table-cell>
          <table:table-cell office:value-type="float" office:value="44745" table:style-name="ce1">
            <text:p>4474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2" table:style-name="ce1">
            <text:p>52</text:p>
          </table:table-cell>
          <table:table-cell office:value-type="currency" office:value="1.77" table:style-name="ce4">
            <text:p>£1.77</text:p>
          </table:table-cell>
          <table:table-cell office:value-type="currency" office:value="92.04" table:style-name="ce4">
            <text:p>£92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0</text:p>
          </table:table-cell>
          <table:table-cell office:value-type="float" office:value="44619" table:style-name="ce1">
            <text:p>4461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currency" office:value="2.84" table:style-name="ce4">
            <text:p>£2.84</text:p>
          </table:table-cell>
          <table:table-cell office:value-type="currency" office:value="93.72" table:style-name="ce4">
            <text:p>£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6</text:p>
          </table:table-cell>
          <table:table-cell office:value-type="float" office:value="45056" table:style-name="ce1">
            <text:p>4505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currency" office:value="2.84" table:style-name="ce4">
            <text:p>£2.84</text:p>
          </table:table-cell>
          <table:table-cell office:value-type="currency" office:value="93.72" table:style-name="ce4">
            <text:p>£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7</text:p>
          </table:table-cell>
          <table:table-cell office:value-type="float" office:value="44610" table:style-name="ce1">
            <text:p>446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3" table:style-name="ce1">
            <text:p>43</text:p>
          </table:table-cell>
          <table:table-cell office:value-type="currency" office:value="2.1799999999999997" table:style-name="ce4">
            <text:p>£2.18</text:p>
          </table:table-cell>
          <table:table-cell office:value-type="currency" office:value="93.739999999999981" table:style-name="ce4">
            <text:p>£93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9</text:p>
          </table:table-cell>
          <table:table-cell office:value-type="float" office:value="44676" table:style-name="ce1">
            <text:p>446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3" table:style-name="ce1">
            <text:p>53</text:p>
          </table:table-cell>
          <table:table-cell office:value-type="currency" office:value="1.77" table:style-name="ce4">
            <text:p>£1.77</text:p>
          </table:table-cell>
          <table:table-cell office:value-type="currency" office:value="93.81" table:style-name="ce4">
            <text:p>£93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6</text:p>
          </table:table-cell>
          <table:table-cell office:value-type="float" office:value="44577" table:style-name="ce1">
            <text:p>4457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4" table:style-name="ce1">
            <text:p>54</text:p>
          </table:table-cell>
          <table:table-cell office:value-type="currency" office:value="1.77" table:style-name="ce4">
            <text:p>£1.77</text:p>
          </table:table-cell>
          <table:table-cell office:value-type="currency" office:value="95.58" table:style-name="ce4">
            <text:p>£95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7</text:p>
          </table:table-cell>
          <table:table-cell office:value-type="float" office:value="45149" table:style-name="ce1">
            <text:p>4514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5" table:style-name="ce1">
            <text:p>55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97.35" table:style-name="ce4">
            <text:p>£97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0</text:p>
          </table:table-cell>
          <table:table-cell office:value-type="float" office:value="44979" table:style-name="ce1">
            <text:p>449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31" table:style-name="ce1">
            <text:p>31</text:p>
          </table:table-cell>
          <table:table-cell office:value-type="currency" office:value="3.1500000000000004" table:style-name="ce4">
            <text:p>£3.15</text:p>
          </table:table-cell>
          <table:table-cell office:value-type="currency" office:value="97.65" table:style-name="ce4">
            <text:p>£97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3</text:p>
          </table:table-cell>
          <table:table-cell office:value-type="float" office:value="44748" table:style-name="ce1">
            <text:p>4474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1">
            <text:p>28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97.72" table:style-name="ce4">
            <text:p>£97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0</text:p>
          </table:table-cell>
          <table:table-cell office:value-type="float" office:value="44949" table:style-name="ce1">
            <text:p>4494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6" table:style-name="ce1">
            <text:p>56</text:p>
          </table:table-cell>
          <table:table-cell office:value-type="currency" office:value="1.77" table:style-name="ce4">
            <text:p>£1.77</text:p>
          </table:table-cell>
          <table:table-cell office:value-type="currency" office:value="99.12" table:style-name="ce4">
            <text:p>£99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370DI</text:p>
          </table:table-cell>
          <table:table-cell office:value-type="float" office:value="44652" table:style-name="ce1">
            <text:p>4465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4">
            <text:p>£1.77</text:p>
          </table:table-cell>
          <table:table-cell office:value-type="currency" office:value="102.66" table:style-name="ce4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0</text:p>
          </table:table-cell>
          <table:table-cell office:value-type="float" office:value="44709" table:style-name="ce1">
            <text:p>447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4">
            <text:p>£1.77</text:p>
          </table:table-cell>
          <table:table-cell office:value-type="currency" office:value="102.66" table:style-name="ce4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8</text:p>
          </table:table-cell>
          <table:table-cell office:value-type="float" office:value="45062" table:style-name="ce1">
            <text:p>450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currency" office:value="1.77" table:style-name="ce4">
            <text:p>£1.77</text:p>
          </table:table-cell>
          <table:table-cell office:value-type="currency" office:value="102.66" table:style-name="ce4">
            <text:p>£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8</text:p>
          </table:table-cell>
          <table:table-cell office:value-type="float" office:value="44703" table:style-name="ce1">
            <text:p>447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5" table:style-name="ce1">
            <text:p>55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02.85" table:style-name="ce4">
            <text:p>£102.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4</text:p>
          </table:table-cell>
          <table:table-cell office:value-type="float" office:value="44871" table:style-name="ce1">
            <text:p>4487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2" table:style-name="ce1">
            <text:p>62</text:p>
          </table:table-cell>
          <table:table-cell office:value-type="currency" office:value="1.68" table:style-name="ce4">
            <text:p>£1.68</text:p>
          </table:table-cell>
          <table:table-cell office:value-type="currency" office:value="104.16" table:style-name="ce4">
            <text:p>£104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5</text:p>
          </table:table-cell>
          <table:table-cell office:value-type="float" office:value="44784" table:style-name="ce1">
            <text:p>447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4">
            <text:p>£3.49</text:p>
          </table:table-cell>
          <table:table-cell office:value-type="currency" office:value="104.7" table:style-name="ce4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1</text:p>
          </table:table-cell>
          <table:table-cell office:value-type="float" office:value="45221" table:style-name="ce1">
            <text:p>4522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4">
            <text:p>£3.49</text:p>
          </table:table-cell>
          <table:table-cell office:value-type="currency" office:value="104.7" table:style-name="ce4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2</text:p>
          </table:table-cell>
          <table:table-cell office:value-type="float" office:value="45284" table:style-name="ce1">
            <text:p>452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currency" office:value="3.49" table:style-name="ce4">
            <text:p>£3.49</text:p>
          </table:table-cell>
          <table:table-cell office:value-type="currency" office:value="104.7" table:style-name="ce4">
            <text:p>£104.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0</text:p>
          </table:table-cell>
          <table:table-cell office:value-type="float" office:value="44679" table:style-name="ce1">
            <text:p>446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4" table:style-name="ce1">
            <text:p>64</text:p>
          </table:table-cell>
          <table:table-cell office:value-type="currency" office:value="1.68" table:style-name="ce4">
            <text:p>£1.68</text:p>
          </table:table-cell>
          <table:table-cell office:value-type="currency" office:value="107.52" table:style-name="ce4">
            <text:p>£107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6</text:p>
          </table:table-cell>
          <table:table-cell office:value-type="float" office:value="45146" table:style-name="ce1">
            <text:p>4514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8" table:style-name="ce1">
            <text:p>38</text:p>
          </table:table-cell>
          <table:table-cell office:value-type="currency" office:value="2.84" table:style-name="ce4">
            <text:p>£2.84</text:p>
          </table:table-cell>
          <table:table-cell office:value-type="currency" office:value="107.91999999999999" table:style-name="ce4">
            <text:p>£107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3</text:p>
          </table:table-cell>
          <table:table-cell office:value-type="float" office:value="44628" table:style-name="ce1">
            <text:p>446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currency" office:value="1.77" table:style-name="ce4">
            <text:p>£1.77</text:p>
          </table:table-cell>
          <table:table-cell office:value-type="currency" office:value="107.97" table:style-name="ce4">
            <text:p>£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6</text:p>
          </table:table-cell>
          <table:table-cell office:value-type="float" office:value="44697" table:style-name="ce1">
            <text:p>446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currency" office:value="1.77" table:style-name="ce4">
            <text:p>£1.77</text:p>
          </table:table-cell>
          <table:table-cell office:value-type="currency" office:value="107.97" table:style-name="ce4">
            <text:p>£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9</text:p>
          </table:table-cell>
          <table:table-cell office:value-type="float" office:value="44946" table:style-name="ce1">
            <text:p>4494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1" table:style-name="ce1">
            <text:p>31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108.19" table:style-name="ce4">
            <text:p>£108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3</text:p>
          </table:table-cell>
          <table:table-cell office:value-type="float" office:value="44568" table:style-name="ce1">
            <text:p>445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08.46" table:style-name="ce4">
            <text:p>£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4</text:p>
          </table:table-cell>
          <table:table-cell office:value-type="float" office:value="45050" table:style-name="ce1">
            <text:p>4505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08.46" table:style-name="ce4">
            <text:p>£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4</text:p>
          </table:table-cell>
          <table:table-cell office:value-type="float" office:value="44931" table:style-name="ce1">
            <text:p>449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3" table:style-name="ce1">
            <text:p>63</text:p>
          </table:table-cell>
          <table:table-cell office:value-type="currency" office:value="1.77" table:style-name="ce4">
            <text:p>£1.77</text:p>
          </table:table-cell>
          <table:table-cell office:value-type="currency" office:value="111.51" table:style-name="ce4">
            <text:p>£111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8</text:p>
          </table:table-cell>
          <table:table-cell office:value-type="float" office:value="44853" table:style-name="ce1">
            <text:p>4485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2" table:style-name="ce1">
            <text:p>32</text:p>
          </table:table-cell>
          <table:table-cell office:value-type="currency" office:value="3.49" table:style-name="ce4">
            <text:p>£3.49</text:p>
          </table:table-cell>
          <table:table-cell office:value-type="currency" office:value="111.68" table:style-name="ce4">
            <text:p>£111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1</text:p>
          </table:table-cell>
          <table:table-cell office:value-type="float" office:value="44952" table:style-name="ce1">
            <text:p>449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52" table:style-name="ce1">
            <text:p>52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113.36000000000001" table:style-name="ce4">
            <text:p>£113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9</text:p>
          </table:table-cell>
          <table:table-cell office:value-type="float" office:value="45095" table:style-name="ce1">
            <text:p>450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0" table:style-name="ce1">
            <text:p>40</text:p>
          </table:table-cell>
          <table:table-cell office:value-type="currency" office:value="2.84" table:style-name="ce4">
            <text:p>£2.84</text:p>
          </table:table-cell>
          <table:table-cell office:value-type="currency" office:value="113.6" table:style-name="ce4">
            <text:p>£113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7</text:p>
          </table:table-cell>
          <table:table-cell office:value-type="float" office:value="44640" table:style-name="ce1">
            <text:p>446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currency" office:value="1.68" table:style-name="ce4">
            <text:p>£1.68</text:p>
          </table:table-cell>
          <table:table-cell office:value-type="currency" office:value="114.24" table:style-name="ce4">
            <text:p>£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2</text:p>
          </table:table-cell>
          <table:table-cell office:value-type="float" office:value="44655" table:style-name="ce1">
            <text:p>446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currency" office:value="1.68" table:style-name="ce4">
            <text:p>£1.68</text:p>
          </table:table-cell>
          <table:table-cell office:value-type="currency" office:value="114.24" table:style-name="ce4">
            <text:p>£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1</text:p>
          </table:table-cell>
          <table:table-cell office:value-type="float" office:value="44712" table:style-name="ce1">
            <text:p>4471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3" table:style-name="ce1">
            <text:p>33</text:p>
          </table:table-cell>
          <table:table-cell office:value-type="currency" office:value="3.49" table:style-name="ce4">
            <text:p>£3.49</text:p>
          </table:table-cell>
          <table:table-cell office:value-type="currency" office:value="115.17" table:style-name="ce4">
            <text:p>£115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1</text:p>
          </table:table-cell>
          <table:table-cell office:value-type="float" office:value="45161" table:style-name="ce1">
            <text:p>451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1" table:style-name="ce1">
            <text:p>41</text:p>
          </table:table-cell>
          <table:table-cell office:value-type="currency" office:value="2.84" table:style-name="ce4">
            <text:p>£2.84</text:p>
          </table:table-cell>
          <table:table-cell office:value-type="currency" office:value="116.44" table:style-name="ce4">
            <text:p>£116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1</text:p>
          </table:table-cell>
          <table:table-cell office:value-type="float" office:value="44682" table:style-name="ce1">
            <text:p>446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3" table:style-name="ce1">
            <text:p>63</text:p>
          </table:table-cell>
          <table:table-cell office:value-type="currency" office:value="1.87" table:style-name="ce4">
            <text:p>£1.87</text:p>
          </table:table-cell>
          <table:table-cell office:value-type="currency" office:value="117.81" table:style-name="ce4">
            <text:p>£117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3</text:p>
          </table:table-cell>
          <table:table-cell office:value-type="float" office:value="45107" table:style-name="ce1">
            <text:p>451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4" table:style-name="ce1">
            <text:p>34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118.66" table:style-name="ce4">
            <text:p>£118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9</text:p>
          </table:table-cell>
          <table:table-cell office:value-type="float" office:value="44976" table:style-name="ce1">
            <text:p>449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8" table:style-name="ce1">
            <text:p>68</text:p>
          </table:table-cell>
          <table:table-cell office:value-type="currency" office:value="1.77" table:style-name="ce4">
            <text:p>£1.77</text:p>
          </table:table-cell>
          <table:table-cell office:value-type="currency" office:value="120.36" table:style-name="ce4">
            <text:p>£120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9</text:p>
          </table:table-cell>
          <table:table-cell office:value-type="float" office:value="44826" table:style-name="ce1">
            <text:p>4482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21.55" table:style-name="ce4">
            <text:p>£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1</text:p>
          </table:table-cell>
          <table:table-cell office:value-type="float" office:value="44922" table:style-name="ce1">
            <text:p>449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21.55" table:style-name="ce4">
            <text:p>£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3</text:p>
          </table:table-cell>
          <table:table-cell office:value-type="float" office:value="45077" table:style-name="ce1">
            <text:p>450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currency" office:value="2.84" table:style-name="ce4">
            <text:p>£2.84</text:p>
          </table:table-cell>
          <table:table-cell office:value-type="currency" office:value="124.96" table:style-name="ce4">
            <text:p>£12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4</text:p>
          </table:table-cell>
          <table:table-cell office:value-type="float" office:value="45290" table:style-name="ce1">
            <text:p>4529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currency" office:value="2.84" table:style-name="ce4">
            <text:p>£2.84</text:p>
          </table:table-cell>
          <table:table-cell office:value-type="currency" office:value="124.96" table:style-name="ce4">
            <text:p>£12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0</text:p>
          </table:table-cell>
          <table:table-cell office:value-type="float" office:value="45038" table:style-name="ce1">
            <text:p>4503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7" table:style-name="ce1">
            <text:p>67</text:p>
          </table:table-cell>
          <table:table-cell office:value-type="currency" office:value="1.87" table:style-name="ce4">
            <text:p>£1.87</text:p>
          </table:table-cell>
          <table:table-cell office:value-type="currency" office:value="125.29" table:style-name="ce4">
            <text:p>£125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4</text:p>
          </table:table-cell>
          <table:table-cell office:value-type="float" office:value="45140" table:style-name="ce1">
            <text:p>451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1" table:style-name="ce1">
            <text:p>71</text:p>
          </table:table-cell>
          <table:table-cell office:value-type="currency" office:value="1.77" table:style-name="ce4">
            <text:p>£1.77</text:p>
          </table:table-cell>
          <table:table-cell office:value-type="currency" office:value="125.67" table:style-name="ce4">
            <text:p>£125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7</text:p>
          </table:table-cell>
          <table:table-cell office:value-type="float" office:value="45089" table:style-name="ce1">
            <text:p>450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3" table:style-name="ce1">
            <text:p>73</text:p>
          </table:table-cell>
          <table:table-cell office:value-type="currency" office:value="1.77" table:style-name="ce4">
            <text:p>£1.77</text:p>
          </table:table-cell>
          <table:table-cell office:value-type="currency" office:value="129.21" table:style-name="ce4">
            <text:p>£129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6</text:p>
          </table:table-cell>
          <table:table-cell office:value-type="float" office:value="44787" table:style-name="ce1">
            <text:p>4478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0" table:style-name="ce1">
            <text:p>70</text:p>
          </table:table-cell>
          <table:table-cell office:value-type="currency" office:value="1.87" table:style-name="ce4">
            <text:p>£1.87</text:p>
          </table:table-cell>
          <table:table-cell office:value-type="currency" office:value="130.9" table:style-name="ce4">
            <text:p>£130.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7</text:p>
          </table:table-cell>
          <table:table-cell office:value-type="float" office:value="44730" table:style-name="ce1">
            <text:p>447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currency" office:value="3.49" table:style-name="ce4">
            <text:p>£3.49</text:p>
          </table:table-cell>
          <table:table-cell office:value-type="currency" office:value="132.62" table:style-name="ce4">
            <text:p>£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3</text:p>
          </table:table-cell>
          <table:table-cell office:value-type="float" office:value="44838" table:style-name="ce1">
            <text:p>4483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currency" office:value="3.49" table:style-name="ce4">
            <text:p>£3.49</text:p>
          </table:table-cell>
          <table:table-cell office:value-type="currency" office:value="132.62" table:style-name="ce4">
            <text:p>£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6</text:p>
          </table:table-cell>
          <table:table-cell office:value-type="float" office:value="44727" table:style-name="ce1">
            <text:p>4472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5" table:style-name="ce1">
            <text:p>75</text:p>
          </table:table-cell>
          <table:table-cell office:value-type="currency" office:value="1.77" table:style-name="ce4">
            <text:p>£1.77</text:p>
          </table:table-cell>
          <table:table-cell office:value-type="currency" office:value="132.75" table:style-name="ce4">
            <text:p>£132.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5</text:p>
          </table:table-cell>
          <table:table-cell office:value-type="float" office:value="45203" table:style-name="ce1">
            <text:p>452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7" table:style-name="ce1">
            <text:p>47</text:p>
          </table:table-cell>
          <table:table-cell office:value-type="currency" office:value="2.84" table:style-name="ce4">
            <text:p>£2.84</text:p>
          </table:table-cell>
          <table:table-cell office:value-type="currency" office:value="133.47999999999999" table:style-name="ce4">
            <text:p>£133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2</text:p>
          </table:table-cell>
          <table:table-cell office:value-type="float" office:value="44835" table:style-name="ce1">
            <text:p>448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7" table:style-name="ce1">
            <text:p>77</text:p>
          </table:table-cell>
          <table:table-cell office:value-type="currency" office:value="1.7699999999999998" table:style-name="ce4">
            <text:p>£1.77</text:p>
          </table:table-cell>
          <table:table-cell office:value-type="currency" office:value="136.29" table:style-name="ce4">
            <text:p>£136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4</text:p>
          </table:table-cell>
          <table:table-cell office:value-type="float" office:value="44631" table:style-name="ce1">
            <text:p>446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0" table:style-name="ce1">
            <text:p>40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139.6" table:style-name="ce4">
            <text:p>£139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6</text:p>
          </table:table-cell>
          <table:table-cell office:value-type="float" office:value="44757" table:style-name="ce1">
            <text:p>4475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5" table:style-name="ce1">
            <text:p>75</text:p>
          </table:table-cell>
          <table:table-cell office:value-type="currency" office:value="1.87" table:style-name="ce4">
            <text:p>£1.87</text:p>
          </table:table-cell>
          <table:table-cell office:value-type="currency" office:value="140.25" table:style-name="ce4">
            <text:p>£140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3</text:p>
          </table:table-cell>
          <table:table-cell office:value-type="float" office:value="44718" table:style-name="ce1">
            <text:p>447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6" table:style-name="ce1">
            <text:p>76</text:p>
          </table:table-cell>
          <table:table-cell office:value-type="currency" office:value="1.87" table:style-name="ce4">
            <text:p>£1.87</text:p>
          </table:table-cell>
          <table:table-cell office:value-type="currency" office:value="142.12" table:style-name="ce4">
            <text:p>£142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7</text:p>
          </table:table-cell>
          <table:table-cell office:value-type="float" office:value="44910" table:style-name="ce1">
            <text:p>449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1" table:style-name="ce1">
            <text:p>41</text:p>
          </table:table-cell>
          <table:table-cell office:value-type="currency" office:value="3.49" table:style-name="ce4">
            <text:p>£3.49</text:p>
          </table:table-cell>
          <table:table-cell office:value-type="currency" office:value="143.09" table:style-name="ce4">
            <text:p>£143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1</text:p>
          </table:table-cell>
          <table:table-cell office:value-type="float" office:value="44742" table:style-name="ce1">
            <text:p>4474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1" table:style-name="ce1">
            <text:p>51</text:p>
          </table:table-cell>
          <table:table-cell office:value-type="currency" office:value="2.84" table:style-name="ce4">
            <text:p>£2.84</text:p>
          </table:table-cell>
          <table:table-cell office:value-type="currency" office:value="144.84" table:style-name="ce4">
            <text:p>£144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5</text:p>
          </table:table-cell>
          <table:table-cell office:value-type="float" office:value="44754" table:style-name="ce1">
            <text:p>4475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2" table:style-name="ce1">
            <text:p>42</text:p>
          </table:table-cell>
          <table:table-cell office:value-type="currency" office:value="3.49" table:style-name="ce4">
            <text:p>£3.49</text:p>
          </table:table-cell>
          <table:table-cell office:value-type="currency" office:value="146.58000000000001" table:style-name="ce4">
            <text:p>£14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1</text:p>
          </table:table-cell>
          <table:table-cell office:value-type="float" office:value="45071" table:style-name="ce1">
            <text:p>450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84" table:style-name="ce1">
            <text:p>84</text:p>
          </table:table-cell>
          <table:table-cell office:value-type="currency" office:value="1.77" table:style-name="ce4">
            <text:p>£1.77</text:p>
          </table:table-cell>
          <table:table-cell office:value-type="currency" office:value="148.68" table:style-name="ce4">
            <text:p>£148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0</text:p>
          </table:table-cell>
          <table:table-cell office:value-type="float" office:value="44799" table:style-name="ce1">
            <text:p>4479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0" table:style-name="ce1">
            <text:p>80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49.6" table:style-name="ce4">
            <text:p>£149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4</text:p>
          </table:table-cell>
          <table:table-cell office:value-type="float" office:value="44571" table:style-name="ce1">
            <text:p>445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currency" office:value="1.87" table:style-name="ce4">
            <text:p>£1.87</text:p>
          </table:table-cell>
          <table:table-cell office:value-type="currency" office:value="153.34" table:style-name="ce4">
            <text:p>£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7</text:p>
          </table:table-cell>
          <table:table-cell office:value-type="float" office:value="45059" table:style-name="ce1">
            <text:p>4505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currency" office:value="1.87" table:style-name="ce4">
            <text:p>£1.87</text:p>
          </table:table-cell>
          <table:table-cell office:value-type="currency" office:value="153.34" table:style-name="ce4">
            <text:p>£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1</text:p>
          </table:table-cell>
          <table:table-cell office:value-type="float" office:value="44622" table:style-name="ce1">
            <text:p>446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5" table:style-name="ce1">
            <text:p>85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58.94999999999999" table:style-name="ce4">
            <text:p>£158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8</text:p>
          </table:table-cell>
          <table:table-cell office:value-type="float" office:value="44763" table:style-name="ce1">
            <text:p>4476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6" table:style-name="ce1">
            <text:p>56</text:p>
          </table:table-cell>
          <table:table-cell office:value-type="currency" office:value="2.84" table:style-name="ce4">
            <text:p>£2.84</text:p>
          </table:table-cell>
          <table:table-cell office:value-type="currency" office:value="159.04" table:style-name="ce4">
            <text:p>£159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5</text:p>
          </table:table-cell>
          <table:table-cell office:value-type="float" office:value="44874" table:style-name="ce1">
            <text:p>448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currency" office:value="1.77" table:style-name="ce4">
            <text:p>£1.77</text:p>
          </table:table-cell>
          <table:table-cell office:value-type="currency" office:value="159.30000000000001" table:style-name="ce4">
            <text:p>£15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6</text:p>
          </table:table-cell>
          <table:table-cell office:value-type="float" office:value="45026" table:style-name="ce1">
            <text:p>4502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currency" office:value="1.77" table:style-name="ce4">
            <text:p>£1.77</text:p>
          </table:table-cell>
          <table:table-cell office:value-type="currency" office:value="159.30000000000001" table:style-name="ce4">
            <text:p>£159.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2</text:p>
          </table:table-cell>
          <table:table-cell office:value-type="float" office:value="44865" table:style-name="ce1">
            <text:p>448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6" table:style-name="ce1">
            <text:p>46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160.54" table:style-name="ce4">
            <text:p>£16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5</text:p>
          </table:table-cell>
          <table:table-cell office:value-type="float" office:value="44634" table:style-name="ce1">
            <text:p>446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6" table:style-name="ce1">
            <text:p>86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160.82" table:style-name="ce4">
            <text:p>£160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3</text:p>
          </table:table-cell>
          <table:table-cell office:value-type="float" office:value="44658" table:style-name="ce1">
            <text:p>446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1" table:style-name="ce1">
            <text:p>91</text:p>
          </table:table-cell>
          <table:table-cell office:value-type="currency" office:value="1.77" table:style-name="ce4">
            <text:p>£1.77</text:p>
          </table:table-cell>
          <table:table-cell office:value-type="currency" office:value="161.07" table:style-name="ce4">
            <text:p>£161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2</text:p>
          </table:table-cell>
          <table:table-cell office:value-type="float" office:value="44895" table:style-name="ce1">
            <text:p>448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2" table:style-name="ce1">
            <text:p>92</text:p>
          </table:table-cell>
          <table:table-cell office:value-type="currency" office:value="1.77" table:style-name="ce4">
            <text:p>£1.77</text:p>
          </table:table-cell>
          <table:table-cell office:value-type="currency" office:value="162.84" table:style-name="ce4">
            <text:p>£16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7</text:p>
          </table:table-cell>
          <table:table-cell office:value-type="float" office:value="44999" table:style-name="ce1">
            <text:p>4499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3" table:style-name="ce1">
            <text:p>93</text:p>
          </table:table-cell>
          <table:table-cell office:value-type="currency" office:value="1.7700000000000002" table:style-name="ce4">
            <text:p>£1.77</text:p>
          </table:table-cell>
          <table:table-cell office:value-type="currency" office:value="164.61" table:style-name="ce4">
            <text:p>£164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3</text:p>
          </table:table-cell>
          <table:table-cell office:value-type="float" office:value="45047" table:style-name="ce1">
            <text:p>4504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77" table:style-name="ce1">
            <text:p>77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167.86" table:style-name="ce4">
            <text:p>£167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5</text:p>
          </table:table-cell>
          <table:table-cell office:value-type="float" office:value="45113" table:style-name="ce1">
            <text:p>451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0" table:style-name="ce1">
            <text:p>60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170.4" table:style-name="ce4">
            <text:p>£170.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1</text:p>
          </table:table-cell>
          <table:table-cell office:value-type="float" office:value="44832" table:style-name="ce1">
            <text:p>448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1" table:style-name="ce1">
            <text:p>81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176.58" table:style-name="ce4">
            <text:p>£17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9</text:p>
          </table:table-cell>
          <table:table-cell office:value-type="float" office:value="44586" table:style-name="ce1">
            <text:p>445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0" table:style-name="ce1">
            <text:p>100</text:p>
          </table:table-cell>
          <table:table-cell office:value-type="currency" office:value="1.77" table:style-name="ce4">
            <text:p>£1.77</text:p>
          </table:table-cell>
          <table:table-cell office:value-type="currency" office:value="177" table:style-name="ce4">
            <text:p>£177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9</text:p>
          </table:table-cell>
          <table:table-cell office:value-type="float" office:value="45275" table:style-name="ce1">
            <text:p>4527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96" table:style-name="ce1">
            <text:p>96</text:p>
          </table:table-cell>
          <table:table-cell office:value-type="currency" office:value="1.87" table:style-name="ce4">
            <text:p>£1.87</text:p>
          </table:table-cell>
          <table:table-cell office:value-type="currency" office:value="179.52" table:style-name="ce4">
            <text:p>£179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8</text:p>
          </table:table-cell>
          <table:table-cell office:value-type="float" office:value="44943" table:style-name="ce1">
            <text:p>4494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2" table:style-name="ce1">
            <text:p>102</text:p>
          </table:table-cell>
          <table:table-cell office:value-type="currency" office:value="1.77" table:style-name="ce4">
            <text:p>£1.77</text:p>
          </table:table-cell>
          <table:table-cell office:value-type="currency" office:value="180.54" table:style-name="ce4">
            <text:p>£18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9</text:p>
          </table:table-cell>
          <table:table-cell office:value-type="float" office:value="45005" table:style-name="ce1">
            <text:p>4500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3" table:style-name="ce1">
            <text:p>103</text:p>
          </table:table-cell>
          <table:table-cell office:value-type="currency" office:value="1.77" table:style-name="ce4">
            <text:p>£1.77</text:p>
          </table:table-cell>
          <table:table-cell office:value-type="currency" office:value="182.31" table:style-name="ce4">
            <text:p>£182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2</text:p>
          </table:table-cell>
          <table:table-cell office:value-type="float" office:value="45014" table:style-name="ce1">
            <text:p>450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5" table:style-name="ce1">
            <text:p>65</text:p>
          </table:table-cell>
          <table:table-cell office:value-type="currency" office:value="2.84" table:style-name="ce4">
            <text:p>£2.84</text:p>
          </table:table-cell>
          <table:table-cell office:value-type="currency" office:value="184.6" table:style-name="ce4">
            <text:p>£184.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9</text:p>
          </table:table-cell>
          <table:table-cell office:value-type="float" office:value="45215" table:style-name="ce1">
            <text:p>4521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7" table:style-name="ce1">
            <text:p>87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189.66000000000003" table:style-name="ce4">
            <text:p>£189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5</text:p>
          </table:table-cell>
          <table:table-cell office:value-type="float" office:value="44844" table:style-name="ce1">
            <text:p>4484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14" table:style-name="ce1">
            <text:p>114</text:p>
          </table:table-cell>
          <table:table-cell office:value-type="currency" office:value="1.6800000000000002" table:style-name="ce4">
            <text:p>£1.68</text:p>
          </table:table-cell>
          <table:table-cell office:value-type="currency" office:value="191.52" table:style-name="ce4">
            <text:p>£191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8</text:p>
          </table:table-cell>
          <table:table-cell office:value-type="float" office:value="44793" table:style-name="ce1">
            <text:p>4479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9" table:style-name="ce1">
            <text:p>109</text:p>
          </table:table-cell>
          <table:table-cell office:value-type="currency" office:value="1.77" table:style-name="ce4">
            <text:p>£1.77</text:p>
          </table:table-cell>
          <table:table-cell office:value-type="currency" office:value="192.93" table:style-name="ce4">
            <text:p>£19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3</text:p>
          </table:table-cell>
          <table:table-cell office:value-type="float" office:value="44778" table:style-name="ce1">
            <text:p>4477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107" table:style-name="ce1">
            <text:p>107</text:p>
          </table:table-cell>
          <table:table-cell office:value-type="currency" office:value="1.87" table:style-name="ce4">
            <text:p>£1.87</text:p>
          </table:table-cell>
          <table:table-cell office:value-type="currency" office:value="200.09" table:style-name="ce4">
            <text:p>£200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3</text:p>
          </table:table-cell>
          <table:table-cell office:value-type="float" office:value="45017" table:style-name="ce1">
            <text:p>4501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18" table:style-name="ce1">
            <text:p>118</text:p>
          </table:table-cell>
          <table:table-cell office:value-type="currency" office:value="1.77" table:style-name="ce4">
            <text:p>£1.77</text:p>
          </table:table-cell>
          <table:table-cell office:value-type="currency" office:value="208.86" table:style-name="ce4">
            <text:p>£20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2</text:p>
          </table:table-cell>
          <table:table-cell office:value-type="float" office:value="44805" table:style-name="ce1">
            <text:p>4480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4" table:style-name="ce1">
            <text:p>74</text:p>
          </table:table-cell>
          <table:table-cell office:value-type="currency" office:value="2.84" table:style-name="ce4">
            <text:p>£2.84</text:p>
          </table:table-cell>
          <table:table-cell office:value-type="currency" office:value="210.16" table:style-name="ce4">
            <text:p>£210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7</text:p>
          </table:table-cell>
          <table:table-cell office:value-type="float" office:value="45179" table:style-name="ce1">
            <text:p>4517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9" table:style-name="ce1">
            <text:p>79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224.36" table:style-name="ce4">
            <text:p>£224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6</text:p>
          </table:table-cell>
          <table:table-cell office:value-type="float" office:value="44877" table:style-name="ce1">
            <text:p>448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03" table:style-name="ce1">
            <text:p>103</text:p>
          </table:table-cell>
          <table:table-cell office:value-type="currency" office:value="2.1799999999999997" table:style-name="ce4">
            <text:p>£2.18</text:p>
          </table:table-cell>
          <table:table-cell office:value-type="currency" office:value="224.53999999999996" table:style-name="ce4">
            <text:p>£224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7</text:p>
          </table:table-cell>
          <table:table-cell office:value-type="float" office:value="44670" table:style-name="ce1">
            <text:p>446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34" table:style-name="ce1">
            <text:p>134</text:p>
          </table:table-cell>
          <table:table-cell office:value-type="currency" office:value="1.68" table:style-name="ce4">
            <text:p>£1.68</text:p>
          </table:table-cell>
          <table:table-cell office:value-type="currency" office:value="225.12" table:style-name="ce4">
            <text:p>£225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7</text:p>
          </table:table-cell>
          <table:table-cell office:value-type="float" office:value="44940" table:style-name="ce1">
            <text:p>4494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80" table:style-name="ce1">
            <text:p>80</text:p>
          </table:table-cell>
          <table:table-cell office:value-type="currency" office:value="2.84" table:style-name="ce4">
            <text:p>£2.84</text:p>
          </table:table-cell>
          <table:table-cell office:value-type="currency" office:value="227.2" table:style-name="ce4">
            <text:p>£227.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7</text:p>
          </table:table-cell>
          <table:table-cell office:value-type="float" office:value="44820" table:style-name="ce1">
            <text:p>4482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3" table:style-name="ce1">
            <text:p>133</text:p>
          </table:table-cell>
          <table:table-cell office:value-type="currency" office:value="1.77" table:style-name="ce4">
            <text:p>£1.77</text:p>
          </table:table-cell>
          <table:table-cell office:value-type="currency" office:value="235.41" table:style-name="ce4">
            <text:p>£235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8</text:p>
          </table:table-cell>
          <table:table-cell office:value-type="float" office:value="44823" table:style-name="ce1">
            <text:p>448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10" table:style-name="ce1">
            <text:p>110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239.8" table:style-name="ce4">
            <text:p>£239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8</text:p>
          </table:table-cell>
          <table:table-cell office:value-type="float" office:value="45242" table:style-name="ce1">
            <text:p>4524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7" table:style-name="ce1">
            <text:p>137</text:p>
          </table:table-cell>
          <table:table-cell office:value-type="currency" office:value="1.77" table:style-name="ce4">
            <text:p>£1.77</text:p>
          </table:table-cell>
          <table:table-cell office:value-type="currency" office:value="242.49" table:style-name="ce4">
            <text:p>£242.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7</text:p>
          </table:table-cell>
          <table:table-cell office:value-type="float" office:value="44850" table:style-name="ce1">
            <text:p>4485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1" table:style-name="ce1">
            <text:p>141</text:p>
          </table:table-cell>
          <table:table-cell office:value-type="currency" office:value="1.77" table:style-name="ce4">
            <text:p>£1.77</text:p>
          </table:table-cell>
          <table:table-cell office:value-type="currency" office:value="249.57" table:style-name="ce4">
            <text:p>£249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5</text:p>
          </table:table-cell>
          <table:table-cell office:value-type="float" office:value="44814" table:style-name="ce1">
            <text:p>448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3" table:style-name="ce1">
            <text:p>143</text:p>
          </table:table-cell>
          <table:table-cell office:value-type="currency" office:value="1.77" table:style-name="ce4">
            <text:p>£1.77</text:p>
          </table:table-cell>
          <table:table-cell office:value-type="currency" office:value="253.11" table:style-name="ce4">
            <text:p>£25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9</text:p>
          </table:table-cell>
          <table:table-cell office:value-type="float" office:value="44886" table:style-name="ce1">
            <text:p>448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97" table:style-name="ce1">
            <text:p>97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275.48" table:style-name="ce4">
            <text:p>£275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6</text:p>
          </table:table-cell>
          <table:table-cell office:value-type="float" office:value="45266" table:style-name="ce1">
            <text:p>4526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00" table:style-name="ce1">
            <text:p>100</text:p>
          </table:table-cell>
          <table:table-cell office:value-type="currency" office:value="2.84" table:style-name="ce4">
            <text:p>£2.84</text:p>
          </table:table-cell>
          <table:table-cell office:value-type="currency" office:value="284" table:style-name="ce4">
            <text:p>£284.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3</text:p>
          </table:table-cell>
          <table:table-cell office:value-type="float" office:value="45167" table:style-name="ce1">
            <text:p>451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6" table:style-name="ce1">
            <text:p>136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296.48" table:style-name="ce4">
            <text:p>£296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3</text:p>
          </table:table-cell>
          <table:table-cell office:value-type="float" office:value="44898" table:style-name="ce1">
            <text:p>448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9" table:style-name="ce1">
            <text:p>139</text:p>
          </table:table-cell>
          <table:table-cell office:value-type="currency" office:value="2.1799999999999997" table:style-name="ce4">
            <text:p>£2.18</text:p>
          </table:table-cell>
          <table:table-cell office:value-type="currency" office:value="303.02" table:style-name="ce4">
            <text:p>£303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2</text:p>
          </table:table-cell>
          <table:table-cell office:value-type="float" office:value="44565" table:style-name="ce1">
            <text:p>445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87" table:style-name="ce1">
            <text:p>87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303.63" table:style-name="ce4">
            <text:p>£303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9</text:p>
          </table:table-cell>
          <table:table-cell office:value-type="float" office:value="45245" table:style-name="ce1">
            <text:p>4524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46" table:style-name="ce1">
            <text:p>146</text:p>
          </table:table-cell>
          <table:table-cell office:value-type="currency" office:value="2.1799999999999997" table:style-name="ce4">
            <text:p>£2.18</text:p>
          </table:table-cell>
          <table:table-cell office:value-type="currency" office:value="318.27999999999997" table:style-name="ce4">
            <text:p>£318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5</text:p>
          </table:table-cell>
          <table:table-cell office:value-type="float" office:value="45083" table:style-name="ce1">
            <text:p>4508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0" table:style-name="ce1">
            <text:p>120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340.8" table:style-name="ce4">
            <text:p>£340.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8</text:p>
          </table:table-cell>
          <table:table-cell office:value-type="float" office:value="44613" table:style-name="ce1">
            <text:p>4461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currency" office:value="2.84" table:style-name="ce4">
            <text:p>£2.84</text:p>
          </table:table-cell>
          <table:table-cell office:value-type="currency" office:value="349.32" table:style-name="ce4">
            <text:p>£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5</text:p>
          </table:table-cell>
          <table:table-cell office:value-type="float" office:value="45023" table:style-name="ce1">
            <text:p>450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currency" office:value="2.84" table:style-name="ce4">
            <text:p>£2.84</text:p>
          </table:table-cell>
          <table:table-cell office:value-type="currency" office:value="349.32" table:style-name="ce4">
            <text:p>£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7</text:p>
          </table:table-cell>
          <table:table-cell office:value-type="float" office:value="45239" table:style-name="ce1">
            <text:p>4523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4" table:style-name="ce1">
            <text:p>124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352.16" table:style-name="ce4">
            <text:p>£35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2</text:p>
          </table:table-cell>
          <table:table-cell office:value-type="float" office:value="45044" table:style-name="ce1">
            <text:p>4504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9" table:style-name="ce1">
            <text:p>129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366.36" table:style-name="ce4">
            <text:p>£366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6</text:p>
          </table:table-cell>
          <table:table-cell office:value-type="float" office:value="45206" table:style-name="ce1">
            <text:p>452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75" table:style-name="ce1">
            <text:p>175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381.5" table:style-name="ce4">
            <text:p>£381.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2</text:p>
          </table:table-cell>
          <table:table-cell office:value-type="float" office:value="44775" table:style-name="ce1">
            <text:p>4477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7" table:style-name="ce1">
            <text:p>137</text:p>
          </table:table-cell>
          <table:table-cell office:value-type="currency" office:value="2.84" table:style-name="ce4">
            <text:p>£2.84</text:p>
          </table:table-cell>
          <table:table-cell office:value-type="currency" office:value="389.08" table:style-name="ce4">
            <text:p>£389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3</text:p>
          </table:table-cell>
          <table:table-cell office:value-type="float" office:value="44688" table:style-name="ce1">
            <text:p>4468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8" table:style-name="ce1">
            <text:p>138</text:p>
          </table:table-cell>
          <table:table-cell office:value-type="currency" office:value="2.8400000000000003" table:style-name="ce4">
            <text:p>£2.84</text:p>
          </table:table-cell>
          <table:table-cell office:value-type="currency" office:value="391.92" table:style-name="ce4">
            <text:p>£391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3</text:p>
          </table:table-cell>
          <table:table-cell office:value-type="float" office:value="45257" table:style-name="ce1">
            <text:p>4525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11" table:style-name="ce1">
            <text:p>211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394.57" table:style-name="ce4">
            <text:p>£394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2</text:p>
          </table:table-cell>
          <table:table-cell office:value-type="float" office:value="44985" table:style-name="ce1">
            <text:p>4498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2" table:style-name="ce1">
            <text:p>232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433.84" table:style-name="ce4">
            <text:p>£433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1</text:p>
          </table:table-cell>
          <table:table-cell office:value-type="float" office:value="45281" table:style-name="ce1">
            <text:p>452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5" table:style-name="ce1">
            <text:p>245</text:p>
          </table:table-cell>
          <table:table-cell office:value-type="currency" office:value="1.8699999999999999" table:style-name="ce4">
            <text:p>£1.87</text:p>
          </table:table-cell>
          <table:table-cell office:value-type="currency" office:value="458.15" table:style-name="ce4">
            <text:p>£458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6</text:p>
          </table:table-cell>
          <table:table-cell office:value-type="float" office:value="44847" table:style-name="ce1">
            <text:p>4484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24" table:style-name="ce1">
            <text:p>224</text:p>
          </table:table-cell>
          <table:table-cell office:value-type="currency" office:value="2.1800000000000002" table:style-name="ce4">
            <text:p>£2.18</text:p>
          </table:table-cell>
          <table:table-cell office:value-type="currency" office:value="488.32000000000005" table:style-name="ce4">
            <text:p>£488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7</text:p>
          </table:table-cell>
          <table:table-cell office:value-type="float" office:value="44580" table:style-name="ce1">
            <text:p>4458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149" table:style-name="ce1">
            <text:p>149</text:p>
          </table:table-cell>
          <table:table-cell office:value-type="currency" office:value="3.4899999999999998" table:style-name="ce4">
            <text:p>£3.49</text:p>
          </table:table-cell>
          <table:table-cell office:value-type="currency" office:value="520.01" table:style-name="ce4">
            <text:p>£52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2</text:p>
          </table:table-cell>
          <table:table-cell office:value-type="float" office:value="44715" table:style-name="ce1">
            <text:p>4471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88" table:style-name="ce1">
            <text:p>288</text:p>
          </table:table-cell>
          <table:table-cell office:value-type="currency" office:value="2.84" table:style-name="ce4">
            <text:p>£2.84</text:p>
          </table:table-cell>
          <table:table-cell office:value-type="currency" office:value="817.92" table:style-name="ce4">
            <text:p>£817.92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database-ranges>
        <table:database-range table:target-range-address="Sheet1.A1:Sheet1.I197" table:display-filter-buttons="tru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meta:initial-creator>Davidseihakbot Dy</meta:initial-creator>
    <dc:creator>Davidseihakbot Dy</dc:creator>
    <meta:creation-date>2024-08-12T10:28:39Z</meta:creation-date>
    <dc:date>2024-08-12T12:36:57Z</dc:date>
  </office:meta>
</office:document-meta>
</file>